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7c480" officeooo:paragraph-rsid="0007c480"/>
    </style:style>
    <style:style style:name="P2" style:family="paragraph" style:parent-style-name="Standard">
      <style:text-properties officeooo:rsid="000ae225" officeooo:paragraph-rsid="000ae225"/>
    </style:style>
    <style:style style:name="P3" style:family="paragraph" style:parent-style-name="Title">
      <style:text-properties fo:font-size="20pt" style:font-size-asian="20pt" style:font-size-complex="20pt"/>
    </style:style>
    <style:style style:name="P4" style:family="paragraph" style:parent-style-name="Text_20_body">
      <style:text-properties officeooo:paragraph-rsid="0007c480"/>
    </style:style>
    <style:style style:name="P5" style:family="paragraph" style:parent-style-name="Text_20_body">
      <style:text-properties officeooo:rsid="000c698e" officeooo:paragraph-rsid="000c698e"/>
    </style:style>
    <style:style style:name="P6" style:family="paragraph" style:parent-style-name="Text_20_body">
      <style:text-properties officeooo:paragraph-rsid="000c698e"/>
    </style:style>
    <style:style style:name="P7" style:family="paragraph" style:parent-style-name="Text_20_body">
      <style:text-properties officeooo:rsid="000dc254" officeooo:paragraph-rsid="000dc254"/>
    </style:style>
    <style:style style:name="P8" style:family="paragraph" style:parent-style-name="Text_20_body">
      <style:text-properties officeooo:paragraph-rsid="000dc254"/>
    </style:style>
    <style:style style:name="P9" style:family="paragraph" style:parent-style-name="Text_20_body">
      <style:text-properties fo:font-weight="normal" officeooo:rsid="000dc254" officeooo:paragraph-rsid="000dc254" fo:background-color="transparent" style:font-weight-asian="normal" style:font-weight-complex="normal"/>
    </style:style>
    <style:style style:name="P10" style:family="paragraph" style:parent-style-name="Text_20_body">
      <style:text-properties fo:font-weight="normal" officeooo:rsid="000e918a" officeooo:paragraph-rsid="000e918a" fo:background-color="transparent" style:font-weight-asian="normal" style:font-weight-complex="normal"/>
    </style:style>
    <style:style style:name="P11" style:family="paragraph" style:parent-style-name="Text_20_body">
      <style:text-properties officeooo:rsid="000e9218" officeooo:paragraph-rsid="000e9218"/>
    </style:style>
    <style:style style:name="P12" style:family="paragraph" style:parent-style-name="Text_20_body">
      <style:text-properties officeooo:paragraph-rsid="000e9218"/>
    </style:style>
    <style:style style:name="P13" style:family="paragraph" style:parent-style-name="Text_20_body">
      <style:text-properties officeooo:rsid="000f1d73" officeooo:paragraph-rsid="000f1d73"/>
    </style:style>
    <style:style style:name="P14" style:family="paragraph" style:parent-style-name="Text_20_body">
      <style:text-properties officeooo:paragraph-rsid="000f1d73"/>
    </style:style>
    <style:style style:name="P15" style:family="paragraph" style:parent-style-name="Text_20_body">
      <style:text-properties officeooo:rsid="00100906" officeooo:paragraph-rsid="00100906"/>
    </style:style>
    <style:style style:name="P16" style:family="paragraph" style:parent-style-name="Text_20_body" style:list-style-name="L1">
      <style:text-properties officeooo:paragraph-rsid="000f1d73"/>
    </style:style>
    <style:style style:name="P17" style:family="paragraph" style:parent-style-name="Text_20_body" style:list-style-name="L1">
      <style:text-properties officeooo:rsid="000f1d73" officeooo:paragraph-rsid="000f1d73"/>
    </style:style>
    <style:style style:name="P18" style:family="paragraph" style:parent-style-name="Text_20_body">
      <style:text-properties officeooo:paragraph-rsid="001ff056"/>
    </style:style>
    <style:style style:name="T1" style:family="text">
      <style:text-properties officeooo:rsid="0007c480"/>
    </style:style>
    <style:style style:name="T2" style:family="text">
      <style:text-properties officeooo:rsid="000c698e"/>
    </style:style>
    <style:style style:name="T3" style:family="text">
      <style:text-properties officeooo:rsid="000dc254"/>
    </style:style>
    <style:style style:name="T4" style:family="text">
      <style:text-properties fo:font-weight="bold" fo:background-color="#ffff00" loext:char-shading-value="0" style:font-weight-asian="bold" style:font-weight-complex="bold"/>
    </style:style>
    <style:style style:name="T5" style:family="text">
      <style:text-properties fo:font-weight="bold" officeooo:rsid="000c698e" style:font-weight-asian="bold" style:font-weight-complex="bold"/>
    </style:style>
    <style:style style:name="T6" style:family="text">
      <style:text-properties officeooo:rsid="000e9218"/>
    </style:style>
    <style:style style:name="T7" style:family="text">
      <style:text-properties officeooo:rsid="000f1d73"/>
    </style:style>
    <style:style style:name="T8" style:family="text">
      <style:text-properties officeooo:rsid="0011603e"/>
    </style:style>
    <style:style style:name="T9" style:family="text">
      <style:text-properties officeooo:rsid="0014a9a2"/>
    </style:style>
    <style:style style:name="T10" style:family="text">
      <style:text-properties officeooo:rsid="0016613c"/>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a xlink:type="simple" xlink:href="https://www.youtube.com/watch?v=RHGdBMD-I-c" text:style-name="Internet_20_link" text:visited-style-name="Visited_20_Internet_20_Link">Prise en main à distance d’une carte Raspberry Pi 3 ou modèle supérieur</text:a></text:p>
      <text:p text:style-name="P1"/>
      <text:h text:style-name="Heading_20_1" text:outline-level="1">Mettre à jour raspbian :</text:h>
      <text:p text:style-name="P1">Dans la console : <text:tab/>sudo apt-get update</text:p>
      <text:p text:style-name="P1"><text:tab/><text:tab/><text:tab/>sudo apt-get upgrade</text:p>
      <text:p text:style-name="P2">Installer le serveur ssh :<text:tab/>sudo raspi-config</text:p>
      <text:p text:style-name="P2"><text:tab/><text:tab/><text:tab/><text:tab/>allez dans "5 Interfacing Options"</text:p>
      <text:p text:style-name="P2"><text:tab/><text:tab/><text:tab/><text:tab/>puis activez le ssh</text:p>
      <text:p text:style-name="P1">Repérez l’adresse IP de votre raspberry :</text:p>
      <text:p text:style-name="P1">Dans la console : <text:tab/>ifconfig</text:p>
      <text:h text:style-name="Heading_20_1" text:outline-level="1">Installe<text:span text:style-name="T2">z</text:span> putty sur votre pc windows</text:h>
      <text:p text:style-name="P4"><text:span text:style-name="T1">Lance</text:span><text:span text:style-name="T2">z</text:span><text:span text:style-name="T1"> putty puis entre</text:span><text:span text:style-name="T2">z</text:span><text:span text:style-name="T1"> l’adresse IP de votre raspberry. </text:span><text:span text:style-name="T9">La première fois répondre oui à la question. </text:span><text:span text:style-name="T1">Une fenêtre s’ouvre, entrez votre identifiant (pi) puis votre mot de passe. Vous arrivez dans la console linux de votre rapberry. Vous pouvez taper toutes les lignes de commandes sur votre pc et elles s’exécuteront sur votre raspberry puisque vous êtes sur une console de la raspberry.</text:span></text:p>
      <text:h text:style-name="Heading_20_1" text:outline-level="1"><text:span text:style-name="T2">Installer </text:span>tightvncserver </text:h>
      <text:p text:style-name="P6"><text:span text:style-name="T2">Dans la console raspberry :<text:tab/></text:span>sudo apt-get install tightvncserver </text:p>
      <text:p text:style-name="P6"><text:span text:style-name="T8">dans la console :</text:span><text:tab/><text:span text:style-name="T2">tightvncserver<text:tab/><text:tab/>(entrez un mot de passe, puis confirmez le mot de passe. Répondre </text:span><text:span text:style-name="T5">"Non"</text:span><text:span text:style-name="T2"> à la question : .Would you like to enter a view-only password (y/n)? </text:span></text:p>
      <text:p text:style-name="P5">Redémarrage obligatoire de la raspberry : sudo reboot</text:p>
      <text:h text:style-name="Heading_20_1" text:outline-level="1">Test</text:h>
      <text:p text:style-name="P18"><text:span text:style-name="T9">Sur votre PC windows, connecté sur la raspberry avec putty, d</text:span><text:span text:style-name="T2">ans la console : </text:span></text:p>
      <text:p text:style-name="P18">vncserver :1 -geometry 1920x1080 -depth 24 -dpi 96 </text:p>
      <text:p text:style-name="P5">la console doit répondre : New 'X' desktop is raspberrypi:1</text:p>
      <text:h text:style-name="Heading_20_1" text:outline-level="1">Installation de tightvnc sur le pc windows</text:h>
      <text:p text:style-name="P8"><text:span text:style-name="T3">Allez sur le site : </text:span><text:a xlink:type="simple" xlink:href="https://www.youtube.com/redirect?v=RHGdBMD-I-c&amp;event=video_description&amp;redir_token=QUFFLUhqbXkxeTdHdW1ra1NWVE83LUYtUnJVV01lRV93QXxBQ3Jtc0trM1otcFhWRlQ5SUM0cmVlUWtoYV96dVN5WFZEalQ5NG53Y1FCNGsyclYxVXI4QXRVaGJQOWs4ZWdyTnd5NS10b3BjQUwxNUZ5SnR2eFpkVWJSZ3hfeVJHemg5eHo5cmxKS3BuMU1TNGd6ZktCRXgzUQ%3D%3D&amp;q=http%3A%2F%2Fwww.tightvnc.com%2Fdownload.php" office:target-frame-name="_blank" xlink:show="new" text:style-name="Internet_20_link" text:visited-style-name="Visited_20_Internet_20_Link">http://www.tightvnc.com/download.php</text:a> </text:p>
      <text:p text:style-name="P7">Téléchargez la version de votre windows. Installez sur votre pc windows et réaliser l’installation typique.</text:p>
      <text:p text:style-name="P7">Lancer ensuite tigthvnc <text:span text:style-name="T4">viewer.</text:span></text:p>
      <text:p text:style-name="P9">Entrez l’adresse ip de votre carte raspberry suivi de : 1</text:p>
      <text:p text:style-name="P9">exemple : 192.168.1.71:1</text:p>
      <text:p text:style-name="P9"><text:soft-page-break/>le 1 correspond à votre première interface graphique paramétrée sur la raspberry (<text:span text:style-name="T2">New 'X' desktop is raspberrypi:1</text:span>) (voir le chapitre 5)</text:p>
      <text:p text:style-name="P10">Mais pour lancer la prise de contrôle à distance de l’interface graphique, il faut d’abord se connecter en ssh avec putty.</text:p>
      <text:p text:style-name="P10">A chaque redémarrage de la raspberry il faudra ouvrir putty, se connecter puis entrer la ligne de commande du chapitre 5 pour pouvoir ensuite lancer tightvncviewer</text:p>
      <text:h text:style-name="Heading_20_1" text:outline-level="1">Pour exécuter TightVNC Server au démarrage du Raspberry Pi </text:h>
      <text:p text:style-name="P11">Création d’un fichier vnc.sh :</text:p>
      <text:p text:style-name="P12"><text:span text:style-name="T6">dans la console : <text:tab/></text:span>cd /home/pi</text:p>
      <text:p text:style-name="P12"><text:tab/><text:tab/><text:tab/>sudo nano vnc.sh </text:p>
      <text:p text:style-name="P11">écrire dans le fichier : <text:tab/></text:p>
      <text:p text:style-name="P12"><text:tab/><text:tab/><text:tab/>#!/bin/sh </text:p>
      <text:p text:style-name="P12"><text:tab/><text:tab/><text:tab/>su - pi -c "/usr/bin/vncserver :1 -geometry 1<text:span text:style-name="T6">980</text:span>x<text:span text:style-name="T6">1080</text:span> -depth 24 -dpi 96" </text:p>
      <text:p text:style-name="P11">Sauvegardez le fichier <text:span text:style-name="T10">(CTRL o)</text:span>, et fermer la fichier <text:span text:style-name="T10">(CTRL x)</text:span>.</text:p>
      <text:p text:style-name="P14"><text:span text:style-name="T7">On va indiquer que c’est un fichier exécutable : </text:span>sudo chmod +x vnc.sh </text:p>
      <text:p text:style-name="P13">Il faut lancer ce fichier à chaque démarrage de la carte raspberry :</text:p>
      <text:list xml:id="list3847072548" text:style-name="L1">
        <text:list-item>
          <text:p text:style-name="P17">sudo nano /etc/rc.local </text:p>
        </text:list-item>
        <text:list-item>
          <text:p text:style-name="P17">dans le fichier, allez à la fin du fichier, puis placez vous juste au-dessus de "exit 0"</text:p>
        </text:list-item>
        <text:list-item>
          <text:p text:style-name="P16"><text:span text:style-name="T7">écrire : </text:span>sh '/home/pi/vnc.sh' </text:p>
        </text:list-item>
        <text:list-item>
          <text:p text:style-name="P17">sauvegardez le fichier et le fermer</text:p>
        </text:list-item>
        <text:list-item>
          <text:p text:style-name="P17">puis rebooter la carte : sudo reboot</text:p>
        </text:list-item>
      </text:list>
      <text:p text:style-name="P13"/>
      <text:p text:style-name="P15">On peut maintenant prendre la main sur la raspberry avec tightvnc viewer</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08-27T13:39:17.540000000</meta:creation-date>
    <dc:date>2020-11-30T19:56:35.596000000</dc:date>
    <meta:editing-duration>PT3H14M41S</meta:editing-duration>
    <meta:editing-cycles>16</meta:editing-cycles>
    <meta:generator>LibreOffice/7.0.0.3$Windows_X86_64 LibreOffice_project/8061b3e9204bef6b321a21033174034a5e2ea88e</meta:generator>
    <meta:document-statistic meta:table-count="0" meta:image-count="0" meta:object-count="0" meta:page-count="2" meta:paragraph-count="44" meta:word-count="461" meta:character-count="2752" meta:non-whitespace-character-count="2307"/>
  </office:meta>
</office:document-meta>
</file>